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size="14pt" fo:language="ru" fo:country="RU" officeooo:rsid="0025698b" officeooo:paragraph-rsid="0025698b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officeooo:rsid="0025698b" officeooo:paragraph-rsid="0025698b" style:font-size-asian="14pt" style:font-size-complex="14pt" style:font-weight-complex="bold"/>
    </style:style>
    <style:style style:name="P8" style:family="paragraph" style:parent-style-name="Standard">
      <style:text-properties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1ed01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698b" officeooo:paragraph-rsid="0025698b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db20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698b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25698b"/>
    </style:style>
    <style:style style:name="P28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b5c0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rsid="0022a7eb" officeooo:paragraph-rsid="0029ce7b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29ce7b" officeooo:paragraph-rsid="0029ce7b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b5c0d"/>
    </style:style>
    <style:style style:name="T8" style:family="text">
      <style:text-properties fo:language="ru" fo:country="RU" officeooo:rsid="001cea69"/>
    </style:style>
    <style:style style:name="T9" style:family="text">
      <style:text-properties fo:language="ru" fo:country="RU" officeooo:rsid="0019cb2e"/>
    </style:style>
    <style:style style:name="T10" style:family="text">
      <style:text-properties fo:language="ru" fo:country="RU" officeooo:rsid="0029ce7b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5db20"/>
    </style:style>
    <style:style style:name="T14" style:family="text">
      <style:text-properties fo:language="en" fo:country="US" officeooo:rsid="001b5c0d"/>
    </style:style>
    <style:style style:name="T15" style:family="text">
      <style:text-properties fo:language="en" fo:country="US" officeooo:rsid="001cea69"/>
    </style:style>
    <style:style style:name="T16" style:family="text">
      <style:text-properties fo:language="en" fo:country="US" officeooo:rsid="0020c3de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text-transform="uppercase" fo:language="ru" fo:country="RU" officeooo:rsid="0025698b" style:font-size-complex="14pt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1" style:family="text">
      <style:text-properties fo:color="#000000" fo:font-size="14pt" officeooo:rsid="0015db20" style:font-size-asian="14pt" style:font-size-complex="14pt"/>
    </style:style>
    <style:style style:name="T22" style:family="text">
      <style:text-properties fo:color="#000000" fo:font-size="14pt" fo:language="ru" fo:country="RU" fo:font-weight="bold" officeooo:rsid="0025698b" style:font-size-asian="14pt" style:font-weight-asian="bold" style:font-size-complex="14pt"/>
    </style:style>
    <style:style style:name="T23" style:family="text">
      <style:text-properties fo:color="#000000" fo:font-size="14pt" fo:language="ru" fo:country="RU" fo:font-weight="bold" officeooo:rsid="0029ce7b" style:font-size-asian="14pt" style:font-weight-asian="bold" style:font-size-complex="14pt"/>
    </style:style>
    <style:style style:name="T24" style:family="text">
      <style:text-properties fo:font-variant="normal" fo:text-transform="none" fo:color="#000000" fo:font-size="14pt" style:font-size-asian="14pt" style:font-size-complex="14pt"/>
    </style:style>
    <style:style style:name="T25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6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29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30" style:family="text">
      <style:text-properties fo:font-variant="normal" fo:text-transform="none" fo:color="#333333" style:font-name="Arial" fo:font-size="10.5pt" fo:letter-spacing="normal" fo:language="ru" fo:country="RU" fo:font-style="italic" fo:font-weight="bold" officeooo:rsid="0015db20" style:font-style-asian="italic" style:font-weight-asian="bold" style:font-style-complex="italic" style:font-weight-complex="bold"/>
    </style:style>
    <style:style style:name="T31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3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4" style:family="text">
      <style:text-properties style:font-name="Arial" fo:font-size="10.5pt" fo:font-style="normal" fo:font-weight="normal" officeooo:rsid="00176275"/>
    </style:style>
    <style:style style:name="T35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36" style:family="text">
      <style:text-properties style:font-name="Arial" fo:font-size="10.5pt" fo:language="ru" fo:country="RU" fo:font-style="normal" fo:font-weight="normal" officeooo:rsid="0015db20"/>
    </style:style>
    <style:style style:name="T37" style:family="text">
      <style:text-properties style:font-name="Arial" fo:font-size="10.5pt" fo:language="ru" fo:country="RU" fo:font-style="normal" fo:font-weight="normal" officeooo:rsid="00176275"/>
    </style:style>
    <style:style style:name="T38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39" style:family="text">
      <style:text-properties style:font-name="Arial" fo:font-size="10.5pt" fo:language="en" fo:country="US" fo:font-style="normal" fo:font-weight="normal" officeooo:rsid="0015db20"/>
    </style:style>
    <style:style style:name="T40" style:family="text">
      <style:text-properties style:font-name="Arial" fo:font-size="10.5pt" fo:language="en" fo:country="US" fo:font-style="normal" fo:font-weight="normal" officeooo:rsid="00176275"/>
    </style:style>
    <style:style style:name="T41" style:family="text">
      <style:text-properties style:font-name="Arial" fo:font-size="10.5pt" fo:language="en" fo:country="US" fo:font-style="normal" fo:font-weight="normal" officeooo:rsid="001b5c0d"/>
    </style:style>
    <style:style style:name="T42" style:family="text">
      <style:text-properties style:font-name="Arial" fo:font-size="10.5pt" fo:language="en" fo:country="US" fo:font-style="normal" fo:font-weight="normal" officeooo:rsid="0020c3de"/>
    </style:style>
    <style:style style:name="T43" style:family="text">
      <style:text-properties style:font-name="Arial" fo:font-size="10.5pt" fo:language="en" fo:country="US" fo:font-style="normal" fo:font-weight="normal" officeooo:rsid="002477eb"/>
    </style:style>
    <style:style style:name="T44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45" style:family="text">
      <style:text-properties officeooo:rsid="0019cb2e"/>
    </style:style>
    <style:style style:name="T46" style:family="text">
      <style:text-properties officeooo:rsid="001b5c0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25698b"/>
    </style:style>
    <style:style style:name="T49" style:family="text">
      <style:text-properties officeooo:rsid="0029ce7b"/>
    </style:style>
    <style:style style:name="T5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19">МО </text:span><text:span text:style-name="T23">Э</text:span><text:span text:style-name="T19">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7"><text:span text:style-name="Название_20_книги"><text:span text:style-name="T18">ОТЧЕТ</text:span></text:span></text:p>
      <text:p text:style-name="P1"><text:span text:style-name="T22">по лабораторной работе</text:span><text:span text:style-name="T17"> </text:span><text:span text:style-name="T19">№</text:span><text:span text:style-name="T20">1</text:span></text:p>
      <text:p text:style-name="P9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4">Тема: </text:span></text:span><text:span text:style-name="Название_20_книги"><text:span text:style-name="T25">Создание проекта и работа на </text:span></text:span><text:span text:style-name="Название_20_книги"><text:span text:style-name="T26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3">Студент гр. 63</text:span><text:span text:style-name="T21">04</text:span></text:p>
          </table:table-cell>
          <table:table-cell table:style-name="Таблица1.B1" office:value-type="string">
            <text:p text:style-name="P6">Программная инженерия</text:p>
          </table:table-cell>
          <table:table-cell table:style-name="Таблица1.A1" office:value-type="string">
            <text:p text:style-name="P11"><text:span text:style-name="T7">Зубов К. 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>Информатика</text:p>
          </table:table-cell>
          <table:table-cell table:style-name="Таблица1.A1" office:value-type="string">
            <text:p text:style-name="P12"><text:span text:style-name="T48">Кринкин К. В.</text:span> </text:p>
          </table:table-cell>
        </table:table-row>
      </table:table>
      <text:p text:style-name="P1"/>
      <text:p text:style-name="P7">Санкт-Петербург</text:p>
      <text:p text:style-name="P10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5">Работа на сервере</text:p>
      <text:p text:style-name="P14"><text:tab/>Цель работы</text:p>
      <text:p text:style-name="P15"><text:span text:style-name="T4"><text:tab/></text:span><text:span text:style-name="T6">Создание </text:span><text:span text:style-name="T13">MakeFile </text:span><text:span text:style-name="T6">и управление кодом с помощью </text:span><text:span text:style-name="T13">git.</text:span></text:p>
      <text:p text:style-name="P13"><text:tab/><text:tab/><text:tab/><text:tab/><text:tab/>Порядок проведения работы.</text:p>
      <text:p text:style-name="P20"><text:span text:style-name="T5">1.</text:span><text:span text:style-name="T6"> </text:span><text:span text:style-name="T7">С</text:span><text:span text:style-name="T6">оздал проект, состоящий из пяти файлов : </text:span><text:span text:style-name="T27">main.c , print_str.c, get_name.c , print_str.h,</text:span><text:span text:style-name="T28">т </text:span><text:span text:style-name="T27">get_name.h в каталоге , </text:span><text:span text:style-name="T28">который содержит моё имя и фамилию и номер лабораторной. </text:span><text:span text:style-name="T27">Файлы содержа</text:span><text:span text:style-name="T28">т </text:span><text:span text:style-name="T27">следующие функции:</text:span></text:p>
      <text:p text:style-name="P19"><text:span text:style-name="T27"><text:tab/></text:span><text:span text:style-name="T30">Файл get_name.c</text:span><text:span text:style-name="T27"> содержит описание функции, которая считывает из входного потока имя <text:tab/>пользователя и возвращает его.</text:span></text:p>
      <text:p text:style-name="P19"><text:span text:style-name="T27"><text:tab/></text:span><text:span text:style-name="T30">Файл get_name.h</text:span><text:span text:style-name="T27"> содержит прототип функции, которая считывает из входного потока имя <text:tab/>пользователя и возвращает его.</text:span></text:p>
      <text:p text:style-name="P19"><text:span text:style-name="T27"><text:tab/></text:span><text:span text:style-name="T30">Файл print_str.c</text:span><text:span text:style-name="T27"> содержит описание функции, которая принимает в качестве аргумента строку и <text:tab/>выводит её (функция ничего не возвращает).</text:span></text:p>
      <text:p text:style-name="P19"><text:span text:style-name="T27"><text:tab/></text:span><text:span text:style-name="T30">Файл print_str.h</text:span><text:span text:style-name="T27"> содедержит прототип функции, которая принимает в качестве аргумента строку и <text:tab/>выводит её (функция ничего не возвращает).</text:span></text:p>
      <text:p text:style-name="P21"><text:span text:style-name="T27"><text:tab/></text:span><text:span text:style-name="T30">Файл main.c</text:span><text:span text:style-name="T27"> содержит главную функцию, которая вызывает функцию из файла get_name.h, <text:tab/>добавляет к результату выполнения функции строку “Hello, ” и передает полученную строку в <text:tab/>функцию вывода стро﻿ки из print_str.h.</text:span></text:p>
      <text:p text:style-name="P22"><text:span text:style-name="T38">2. </text:span><text:span text:style-name="T36">После того, как мой проект был готов, я создал для него </text:span><text:span text:style-name="T44">MakeFile.</text:span><text:span text:style-name="T39"><text:line-break/><text:tab/></text:span><text:span text:style-name="T38">2.1 Содержание и описание функции </text:span><text:span text:style-name="T44">MakeFile <text:s/></text:span><text:span text:style-name="T38">:</text:span></text:p>
      <text:p text:style-name="P22"><text:span text:style-name="T36">main: main.</text:span><text:span text:style-name="T43">c</text:span><text:span text:style-name="T36"> get_name.</text:span><text:span text:style-name="T43">c</text:span><text:span text:style-name="T36"> print_str.</text:span><text:span text:style-name="T43">c</text:span><text:span text:style-name="T36"> <text:s text:c="13"/><text:tab/> <text:s text:c="3"/>// </text:span><text:span text:style-name="T37">происходит линковка, исполняемый файл </text:span><text:span text:style-name="T40">main</text:span></text:p>
      <text:p text:style-name="P22"><text:span text:style-name="T36"><text:s text:c="8"/>gcc main.</text:span><text:span text:style-name="T43">c</text:span><text:span text:style-name="T36"> -o main print_str.</text:span><text:span text:style-name="T43">c</text:span><text:span text:style-name="T36"> get_name.</text:span><text:span text:style-name="T43">c</text:span><text:span text:style-name="T36"> <text:s/>// </text:span><text:span text:style-name="T37">компиляция файлов</text:span></text:p>
      <text:p text:style-name="P32"><text:s text:c="8"/></text:p>
      <text:p text:style-name="P23"><text:span text:style-name="T35">3. Работа с репозиторием:</text:span><text:span text:style-name="T34"><text:line-break/> </text:span><text:span text:style-name="T42">a</text:span><text:span text:style-name="T34">. <text:s/></text:span><text:span text:style-name="T41">G</text:span><text:span text:style-name="T34">it clone </text:span><text:a xlink:type="simple" xlink:href="https://github.com/moevm/pr1-2016-6304.git" text:style-name="Internet_20_link" text:visited-style-name="Visited_20_Internet_20_Link"><text:span text:style-name="T34">https://github.com/moevm/pr1-2016-6304.git</text:span></text:a><text:span text:style-name="T34"> — копирование репозитория группы.</text:span></text:p>
      <text:p text:style-name="P24"><text:span text:style-name="T16"><text:s/>b</text:span>. <text:span text:style-name="T14">G</text:span>it checkout -b <text:span text:style-name="T14">ZUBOV_KOSTYA_L_1 </text:span><text:span text:style-name="T46">локально создал новую ветку от ветки </text:span><text:span text:style-name="T14">master.</text:span></text:p>
      <text:p text:style-name="P25"><text:span text:style-name="T16"><text:s/>c</text:span><text:span text:style-name="T14">. Git push origin “ZUBOV_KOSTYA_L_1” - <text:s/></text:span><text:span text:style-name="T46">отправляем изменения на сервер.</text:span></text:p>
      <text:p text:style-name="P25"><text:span text:style-name="T16"><text:s/>d</text:span>. <text:span text:style-name="T12">Git add *.c *.h makefile</text:span></text:p>
      <text:p text:style-name="P28"><text:span text:style-name="T32"><text:s/>e</text:span><text:span text:style-name="T31">. Git commit -m “L_1” - </text:span><text:span text:style-name="T29">комментарий изменений.</text:span></text:p>
      <text:p text:style-name="P28"><text:span text:style-name="T32"><text:s/>f</text:span><text:span text:style-name="T29">. </text:span><text:span text:style-name="T31">Git push origin – </text:span><text:span text:style-name="T29">отправил изменения в репозиторий.</text:span></text:p>
      <text:p text:style-name="P28"><text:span text:style-name="T32"><text:s/>g</text:span><text:span text:style-name="T29">. Создал </text:span><text:span text:style-name="T31">pull request </text:span><text:span text:style-name="T29">в ветку </text:span><text:span text:style-name="T31">master.</text:span></text:p>
      <text:p text:style-name="P26"><text:span text:style-name="T33"><text:s/><text:tab/></text:span><text:span text:style-name="T45">Вывод</text:span></text:p>
      <text:p text:style-name="P15"><text:span text:style-name="T9"><text:tab/></text:span><text:span text:style-name="T6">Освоил </text:span><text:span text:style-name="T8">на практике создание makefile’а для сборки проекта, а так же работу с репозиторием </text:span><text:span text:style-name="T15">github.com, </text:span><text:span text:style-name="T8">основные команды, связанные с индексированием изменений, созданием веток и синхронизации их с удаленным сервером.</text:span></text:p>
      <text:p text:style-name="P16"><text:tab/>Приложение </text:p>
      <text:p text:style-name="P17">makefile :</text:p>
      <text:p text:style-name="P30">main: get_name.c print_str.c main.c <text:s text:c="4"/>/* <text:span text:style-name="T10">Линковка */</text:span></text:p>
      <text:p text:style-name="P30"><text:span text:style-name="T49"><text:tab/>gcc main.o -o main print_str.o get_name.o /* </text:span><text:span text:style-name="T10">Компиляция */</text:span></text:p>
      <text:p text:style-name="P31"><text:s text:c="8"/>rm <text:span text:style-name="T47">.</text:span><text:span text:style-name="T50">o /* </text:span><text:span text:style-name="T11">Очистка */</text:span></text:p>
      <text:p text:style-name="P31">main.o: main.c <text:s text:c="3"/>/* <text:span text:style-name="T4">Создание объектного файла </text:span>main.o */</text:p>
      <text:p text:style-name="P31"><text:s text:c="8"/>gcc -c main.c print_str.h get_name.h</text:p>
      <text:p text:style-name="P31">print_str.o: print_str.c print_str.h <text:s/>/* <text:span text:style-name="T4">Создание объектного файла </text:span>print_str.o */</text:p>
      <text:p text:style-name="P31"><text:s text:c="8"/>gcc -c print_str.c</text:p>
      <text:p text:style-name="P31">get_name.o: get_name.c get_name.h /* <text:span text:style-name="T4">Создание объектного файла </text:span>get_name.o */</text:p>
      <text:p text:style-name="P31"><text:s text:c="8"/>gcc -c get_name.c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10:54:21.069000000</dc:date>
    <meta:editing-cycles>22</meta:editing-cycles>
    <meta:editing-duration>PT1H32M23S</meta:editing-duration>
    <meta:generator>LibreOffice/5.1.4.2$Windows_x86 LibreOffice_project/f99d75f39f1c57ebdd7ffc5f42867c12031db97a</meta:generator>
    <meta:document-statistic meta:table-count="1" meta:image-count="0" meta:object-count="0" meta:page-count="2" meta:paragraph-count="52" meta:word-count="380" meta:character-count="2825" meta:non-whitespace-character-count="2383"/>
  </office:meta>
</office:document-meta>
</file>